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1cm" fo:min-width="2.101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1cm" fo:min-width="0.15cm"/>
    </style:style>
    <style:style style:name="gr3" style:family="graphic" style:parent-style-name="objectwithoutfill">
      <style:graphic-properties draw:marker-start="Arrow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4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6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92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3cm" fo:min-width="2.1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4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5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7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08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166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01cm" fo:min-width="0.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259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2.301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5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2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6cm" fo:min-width="0.28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7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772cm"/>
    </style:style>
    <style:style style:name="gr22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0.247cm" fo:min-width="0cm" fo:padding-top="0.125cm" fo:padding-bottom="0.125cm" fo:padding-left="0.25cm" fo:padding-right="0.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9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2cm" fo:min-width="0.8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169cm"/>
    </style:style>
    <style:style style:name="gr26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3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6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0.6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.44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58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2cm" fo:min-width="0.6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53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0.48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2.411cm"/>
    </style:style>
    <style:style style:name="gr37" style:family="graphic" style:parent-style-name="objectwithoutfill">
      <style:graphic-properties draw:marker-end="Symmetric_20_Arrow" draw:marker-end-width="0.3cm" draw:fill="none" draw:textarea-vertical-align="middle"/>
    </style:style>
    <style:style style:name="gr38" style:family="graphic" style:parent-style-name="objectwithoutfill">
      <style:graphic-properties draw:marker-end="Rounded_20_short_20_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58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54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1cm" fo:min-width="0.4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45cm"/>
    </style:style>
    <style:style style:name="gr43" style:family="graphic" style:parent-style-name="standard">
      <style:graphic-properties svg:stroke-color="#000000" draw:marker-start="Arrow" draw:textarea-vertical-align="middle"/>
    </style:style>
    <style:style style:name="gr44" style:family="graphic" style:parent-style-name="objectwithoutfill">
      <style:graphic-properties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2cm" fo:min-width="1.57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solid" draw:fill-color="#ffffff"/>
      <style:paragraph-properties fo:text-align="center"/>
      <style:text-properties fo:font-size="18pt"/>
    </style:style>
    <style:style style:name="P7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7pt" style:font-size-asian="7pt" style:font-size-complex="7pt"/>
    </style:style>
    <style:style style:name="P9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none" draw:fill-color="#ffffff"/>
      <style:text-properties fo:font-size="7pt" style:font-size-asian="7pt" style:font-size-complex="7pt"/>
    </style:style>
    <style:style style:name="P15" style:family="paragraph">
      <loext:graphic-properties draw:fill="none" draw:fill-color="#ffffff"/>
      <style:text-properties fo:font-size="6pt" style:font-size-asian="6pt" style:font-size-complex="6pt"/>
    </style:style>
    <style:style style:name="P16" style:family="paragraph">
      <loext:graphic-properties draw:fill="solid" draw:fill-color="#ffffff"/>
      <style:paragraph-properties fo:text-align="center"/>
      <style:text-properties fo:font-size="15pt" style:font-size-asian="15pt" style:font-size-complex="15pt"/>
    </style:style>
    <style:style style:name="P1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font-size="6pt" style:font-size-asian="6pt" style:font-size-complex="6pt"/>
    </style:style>
    <style:style style:name="P19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solid" draw:fill-color="#ffffff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601cm" svg:height="1.001cm" svg:x="7.599cm" svg:y="15.299cm">
          <text:p text:style-name="P1"><text:span text:style-name="T1">FormaPag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3cm" svg:height="1.101cm" svg:x="8.282cm" svg:y="6.7cm">
          <text:p text:style-name="P1"><text:span text:style-name="T2">C-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8.882cm" svg:y1="9.601cm" svg:x2="8.882cm" svg:y2="8.001cm">
          <text:p/>
        </draw:line>
        <draw:frame draw:style-name="gr4" draw:text-style-name="P5" draw:layer="layout" svg:width="0.942cm" svg:height="0.822cm" svg:x="9.482cm" svg:y="6.946cm">
          <draw:text-box>
            <text:p><text:span text:style-name="T3">N:1</text:span></text:p>
          </draw:text-box>
        </draw:frame>
        <draw:frame draw:style-name="gr5" draw:text-style-name="P5" draw:layer="layout" svg:width="1.129cm" svg:height="0.822cm" svg:x="7.653cm" svg:y="8.2cm">
          <draw:text-box>
            <text:p><text:span text:style-name="T3">(1,N)</text:span></text:p>
          </draw:text-box>
        </draw:frame>
        <draw:frame draw:style-name="gr6" draw:text-style-name="P5" draw:layer="layout" svg:width="2.42cm" svg:height="0.822cm" svg:x="8.982cm" svg:y="8.2cm">
          <draw:text-box>
            <text:p><text:span text:style-name="T3">es_asig</text:span><text:span text:style-name="T3">nado_a</text:span></text:p>
          </draw:text-box>
        </draw:frame>
        <draw:custom-shape draw:style-name="gr7" draw:text-style-name="P6" draw:layer="layout" svg:width="2.601cm" svg:height="1.003cm" svg:x="7.603cm" svg:y="9.6cm">
          <text:p text:style-name="P1"><text:span text:style-name="T4">Cl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2.601cm" svg:height="1.001cm" svg:x="1.1cm" svg:y="9.599cm">
          <text:p text:style-name="P1"><text:span text:style-name="T5">Tarif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101cm" svg:x="5.002cm" svg:y="9.501cm">
          <text:p text:style-name="P1"><text:span text:style-name="T2">C-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3.8cm" svg:y1="10.1cm" svg:x2="4.9cm" svg:y2="10.1cm">
          <text:p/>
        </draw:line>
        <draw:frame draw:style-name="gr8" draw:text-style-name="P5" draw:layer="layout" svg:width="0.942cm" svg:height="0.652cm" svg:x="5.1cm" svg:y="8.7cm">
          <draw:text-box>
            <text:p><text:span text:style-name="T3">N:1</text:span></text:p>
          </draw:text-box>
        </draw:frame>
        <draw:line draw:style-name="gr3" draw:text-style-name="P4" draw:layer="layout" svg:x1="7.602cm" svg:y1="10.103cm" svg:x2="6.4cm" svg:y2="10.1cm">
          <text:p/>
        </draw:line>
        <draw:frame draw:style-name="gr5" draw:text-style-name="P5" draw:layer="layout" svg:width="1.129cm" svg:height="0.822cm" svg:x="3.771cm" svg:y="9.2cm">
          <draw:text-box>
            <text:p><text:span text:style-name="T3">(1,N)</text:span></text:p>
          </draw:text-box>
        </draw:frame>
        <draw:frame draw:style-name="gr9" draw:text-style-name="P5" draw:layer="layout" svg:width="1.082cm" svg:height="0.822cm" svg:x="6.102cm" svg:y="9.2cm">
          <draw:text-box>
            <text:p><text:span text:style-name="T3">(1,1)</text:span></text:p>
          </draw:text-box>
        </draw:frame>
        <draw:frame draw:style-name="gr6" draw:text-style-name="P5" draw:layer="layout" svg:width="2.42cm" svg:height="0.822cm" svg:x="3.102cm" svg:y="10.549cm">
          <draw:text-box>
            <text:p><text:span text:style-name="T3">es_asig</text:span><text:span text:style-name="T3">nada_a</text:span></text:p>
          </draw:text-box>
        </draw:frame>
        <draw:frame draw:style-name="gr10" draw:text-style-name="P5" draw:layer="layout" svg:width="1.272cm" svg:height="0.822cm" svg:x="6.202cm" svg:y="10.549cm">
          <draw:text-box>
            <text:p><text:span text:style-name="T3">posee</text:span></text:p>
          </draw:text-box>
        </draw:frame>
        <draw:custom-shape draw:style-name="gr2" draw:text-style-name="P3" draw:layer="layout" svg:width="1.3cm" svg:height="1.101cm" svg:x="8.202cm" svg:y="12.3cm">
          <text:p text:style-name="P1"><text:span text:style-name="T2">C-F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0.942cm" svg:height="0.822cm" svg:x="9.56cm" svg:y="12.537cm">
          <draw:text-box>
            <text:p><text:span text:style-name="T3">N:1</text:span></text:p>
          </draw:text-box>
        </draw:frame>
        <draw:line draw:style-name="gr3" draw:text-style-name="P4" draw:layer="layout" svg:x1="8.901cm" svg:y1="10.6cm" svg:x2="8.901cm" svg:y2="12.2cm">
          <text:p/>
        </draw:line>
        <draw:line draw:style-name="gr3" draw:text-style-name="P4" draw:layer="layout" svg:x1="8.903cm" svg:y1="15.101cm" svg:x2="8.903cm" svg:y2="13.501cm">
          <text:p/>
        </draw:line>
        <draw:frame draw:style-name="gr5" draw:text-style-name="P5" draw:layer="layout" svg:width="1.129cm" svg:height="0.822cm" svg:x="7.674cm" svg:y="11.301cm">
          <draw:text-box>
            <text:p><text:span text:style-name="T3">(1,N)</text:span></text:p>
          </draw:text-box>
        </draw:frame>
        <draw:frame draw:style-name="gr6" draw:text-style-name="P5" draw:layer="layout" svg:width="2.42cm" svg:height="0.822cm" svg:x="9.003cm" svg:y="11.301cm">
          <draw:text-box>
            <text:p><text:span text:style-name="T3">es_asig</text:span><text:span text:style-name="T3">nado_a</text:span></text:p>
          </draw:text-box>
        </draw:frame>
        <draw:frame draw:style-name="gr9" draw:text-style-name="P5" draw:layer="layout" svg:width="1.082cm" svg:height="0.822cm" svg:x="7.5cm" svg:y="5.701cm">
          <draw:text-box>
            <text:p><text:span text:style-name="T3">(1,1)</text:span></text:p>
          </draw:text-box>
        </draw:frame>
        <draw:frame draw:style-name="gr10" draw:text-style-name="P5" draw:layer="layout" svg:width="1.272cm" svg:height="0.822cm" svg:x="9.21cm" svg:y="5.701cm">
          <draw:text-box>
            <text:p><text:span text:style-name="T3">posee</text:span></text:p>
          </draw:text-box>
        </draw:frame>
        <draw:frame draw:style-name="gr9" draw:text-style-name="P5" draw:layer="layout" svg:width="1.082cm" svg:height="0.822cm" svg:x="7.52cm" svg:y="13.801cm">
          <draw:text-box>
            <text:p><text:span text:style-name="T3">(1,1)</text:span></text:p>
          </draw:text-box>
        </draw:frame>
        <draw:frame draw:style-name="gr10" draw:text-style-name="P5" draw:layer="layout" svg:width="1.272cm" svg:height="0.822cm" svg:x="9.23cm" svg:y="13.801cm">
          <draw:text-box>
            <text:p><text:span text:style-name="T3">posee</text:span></text:p>
          </draw:text-box>
        </draw:frame>
        <draw:custom-shape draw:style-name="gr1" draw:text-style-name="P9" draw:layer="layout" svg:width="2.601cm" svg:height="1.001cm" svg:x="14.844cm" svg:y="9.568cm">
          <text:p text:style-name="P8"><text:span text:style-name="T6">Factura/Albar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101cm" svg:x="11.944cm" svg:y="9.47cm">
          <text:p text:style-name="P1"><text:span text:style-name="T2">C-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0.244cm" svg:y1="10.072cm" svg:x2="11.844cm" svg:y2="10.072cm">
          <text:p/>
        </draw:line>
        <draw:line draw:style-name="gr3" draw:text-style-name="P4" draw:layer="layout" svg:x1="14.844cm" svg:y1="10.072cm" svg:x2="13.244cm" svg:y2="10.073cm">
          <text:p/>
        </draw:line>
        <draw:frame draw:style-name="gr4" draw:text-style-name="P5" draw:layer="layout" svg:width="0.942cm" svg:height="0.822cm" svg:x="12.145cm" svg:y="8.716cm">
          <draw:text-box>
            <text:p><text:span text:style-name="T3">1:N</text:span></text:p>
          </draw:text-box>
        </draw:frame>
        <draw:frame draw:style-name="gr9" draw:text-style-name="P5" draw:layer="layout" svg:width="1.082cm" svg:height="0.822cm" svg:x="10.646cm" svg:y="9.372cm">
          <draw:text-box>
            <text:p><text:span text:style-name="T3">(1,1)</text:span></text:p>
          </draw:text-box>
        </draw:frame>
        <draw:frame draw:style-name="gr5" draw:text-style-name="P5" draw:layer="layout" svg:width="1.129cm" svg:height="0.822cm" svg:x="13.345cm" svg:y="9.372cm">
          <draw:text-box>
            <text:p><text:span text:style-name="T3">(1,N)</text:span></text:p>
          </draw:text-box>
        </draw:frame>
        <draw:frame draw:style-name="gr11" draw:text-style-name="P5" draw:layer="layout" svg:width="2.585cm" svg:height="0.822cm" svg:x="10.244cm" svg:y="10.517cm">
          <draw:text-box>
            <text:p><text:span text:style-name="T3">es_fact</text:span><text:span text:style-name="T3">urada</text:span></text:p>
          </draw:text-box>
        </draw:frame>
        <draw:frame draw:style-name="gr12" draw:text-style-name="P5" draw:layer="layout" svg:width="1.666cm" svg:height="0.822cm" svg:x="13.044cm" svg:y="10.517cm">
          <draw:text-box>
            <text:p><text:span text:style-name="T3">posee</text:span></text:p>
          </draw:text-box>
        </draw:frame>
        <draw:custom-shape draw:style-name="gr13" draw:text-style-name="P10" draw:layer="layout" svg:width="1.3cm" svg:height="1.101cm" svg:x="22.647cm" svg:y="12.2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23.247cm" svg:y1="15.167cm" svg:x2="23.247cm" svg:y2="13.567cm">
          <text:p/>
        </draw:line>
        <draw:frame draw:style-name="gr4" draw:text-style-name="P5" draw:layer="layout" svg:width="0.942cm" svg:height="0.822cm" svg:x="23.825cm" svg:y="12.514cm">
          <draw:text-box>
            <text:p><text:span text:style-name="T3">N:1</text:span></text:p>
          </draw:text-box>
        </draw:frame>
        <draw:line draw:style-name="gr3" draw:text-style-name="P4" draw:layer="layout" svg:x1="23.246cm" svg:y1="10.566cm" svg:x2="23.246cm" svg:y2="12.166cm">
          <text:p/>
        </draw:line>
        <draw:frame draw:style-name="gr5" draw:text-style-name="P5" draw:layer="layout" svg:width="1.129cm" svg:height="0.822cm" svg:x="21.996cm" svg:y="13.768cm">
          <draw:text-box>
            <text:p><text:span text:style-name="T3">(1,1)</text:span></text:p>
          </draw:text-box>
        </draw:frame>
        <draw:frame draw:style-name="gr5" draw:text-style-name="P5" draw:layer="layout" svg:width="1.129cm" svg:height="0.822cm" svg:x="21.843cm" svg:y="11.267cm">
          <draw:text-box>
            <text:p><text:span text:style-name="T3">(1,N)</text:span></text:p>
          </draw:text-box>
        </draw:frame>
        <draw:frame draw:style-name="gr14" draw:text-style-name="P5" draw:layer="layout" svg:width="1.759cm" svg:height="0.822cm" svg:x="23.253cm" svg:y="11.267cm">
          <draw:text-box>
            <text:p><text:span text:style-name="T3">pertene</text:span><text:span text:style-name="T3">ce</text:span></text:p>
          </draw:text-box>
        </draw:frame>
        <draw:custom-shape draw:style-name="gr1" draw:text-style-name="P7" xml:id="id6" draw:id="id6" draw:layer="layout" svg:width="2.601cm" svg:height="1.001cm" svg:x="21.946cm" svg:y="15.168cm">
          <text:p text:style-name="P1"><text:span text:style-name="T5">Articulo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cm" svg:height="1.101cm" svg:x="19.145cm" svg:y="9.4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7.445cm" svg:y1="10.07cm" svg:x2="19.045cm" svg:y2="10.07cm">
          <text:p/>
        </draw:line>
        <draw:frame draw:style-name="gr4" draw:text-style-name="P5" draw:layer="layout" svg:width="0.942cm" svg:height="0.822cm" svg:x="19.345cm" svg:y="8.716cm">
          <draw:text-box>
            <text:p><text:span text:style-name="T3">1:N</text:span></text:p>
          </draw:text-box>
        </draw:frame>
        <draw:line draw:style-name="gr3" draw:text-style-name="P4" draw:layer="layout" svg:x1="22.045cm" svg:y1="10.07cm" svg:x2="20.445cm" svg:y2="10.071cm">
          <text:p/>
        </draw:line>
        <draw:frame draw:style-name="gr9" draw:text-style-name="P5" draw:layer="layout" svg:width="1.082cm" svg:height="0.822cm" svg:x="17.845cm" svg:y="9.371cm">
          <draw:text-box>
            <text:p><text:span text:style-name="T3">(1,1)</text:span></text:p>
          </draw:text-box>
        </draw:frame>
        <draw:frame draw:style-name="gr5" draw:text-style-name="P5" draw:layer="layout" svg:width="1.129cm" svg:height="0.822cm" svg:x="20.545cm" svg:y="9.371cm">
          <draw:text-box>
            <text:p><text:span text:style-name="T3">(1,N)</text:span></text:p>
          </draw:text-box>
        </draw:frame>
        <draw:frame draw:style-name="gr10" draw:text-style-name="P5" draw:layer="layout" svg:width="1.272cm" svg:height="0.822cm" svg:x="20.345cm" svg:y="10.517cm">
          <draw:text-box>
            <text:p><text:span text:style-name="T3">posee</text:span></text:p>
          </draw:text-box>
        </draw:frame>
        <draw:custom-shape draw:style-name="gr15" draw:text-style-name="P11" draw:layer="layout" svg:width="2.801cm" svg:height="1.2cm" svg:x="22.045cm" svg:y="9.4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2.601cm" svg:height="1.001cm" svg:x="22.145cm" svg:y="9.566cm">
          <text:p text:style-name="P12"><text:span text:style-name="T7">FacturaDetalle</text:span></text:p>
          <text:p text:style-name="P12"><text:span text:style-name="T7">AlbaranDetalle</text:span>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.759cm" svg:height="0.822cm" svg:x="17.645cm" svg:y="10.517cm">
          <draw:text-box>
            <text:p><text:span text:style-name="T3">pertene</text:span><text:span text:style-name="T3">ce</text:span></text:p>
          </draw:text-box>
        </draw:frame>
        <draw:line draw:style-name="gr16" draw:text-style-name="P4" draw:layer="layout" svg:x1="19.644cm" svg:y1="9.768cm" svg:x2="19.644cm" svg:y2="10.268cm">
          <text:p/>
        </draw:line>
        <draw:frame draw:style-name="gr17" draw:text-style-name="P14" draw:layer="layout" svg:width="1.057cm" svg:height="0.761cm" svg:x="19.544cm" svg:y="9.767cm">
          <draw:text-box>
            <text:p><text:span text:style-name="T6">F-FD</text:span></text:p>
          </draw:text-box>
        </draw:frame>
        <draw:frame draw:style-name="gr18" draw:text-style-name="P15" draw:layer="layout" svg:width="0.714cm" svg:height="0.706cm" svg:x="19.144cm" svg:y="9.767cm">
          <draw:text-box>
            <text:p><text:span text:style-name="T7">ID</text:span></text:p>
          </draw:text-box>
        </draw:frame>
        <draw:line draw:style-name="gr16" draw:text-style-name="P4" draw:layer="layout" svg:x1="22.944cm" svg:y1="12.968cm" svg:x2="23.644cm" svg:y2="12.968cm">
          <text:p/>
        </draw:line>
        <draw:frame draw:style-name="gr19" draw:text-style-name="P15" draw:layer="layout" svg:width="0.781cm" svg:height="0.706cm" svg:x="22.944cm" svg:y="12.868cm">
          <draw:text-box>
            <text:p><text:span text:style-name="T7">EX</text:span></text:p>
          </draw:text-box>
        </draw:frame>
        <draw:frame draw:style-name="gr20" draw:text-style-name="P14" draw:layer="layout" svg:width="1.264cm" svg:height="0.761cm" svg:x="22.745cm" svg:y="12.467cm">
          <draw:text-box>
            <text:p><text:span text:style-name="T6">FD-A</text:span></text:p>
          </draw:text-box>
        </draw:frame>
        <draw:custom-shape draw:style-name="gr2" draw:text-style-name="P10" draw:layer="layout" svg:width="1.3cm" svg:height="1.101cm" svg:x="15.347cm" svg:y="12.267cm">
          <text:p text:style-name="P1"><text:span text:style-name="T8">F-T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5.947cm" svg:y1="15.168cm" svg:x2="15.947cm" svg:y2="13.568cm">
          <text:p/>
        </draw:line>
        <draw:line draw:style-name="gr3" draw:text-style-name="P4" draw:layer="layout" svg:x1="15.946cm" svg:y1="10.567cm" svg:x2="15.946cm" svg:y2="12.167cm">
          <text:p/>
        </draw:line>
        <draw:custom-shape draw:style-name="gr1" draw:text-style-name="P7" draw:layer="layout" svg:width="2.601cm" svg:height="1.001cm" svg:x="14.645cm" svg:y="15.169cm">
          <text:p text:style-name="P1"><text:span text:style-name="T5">TipoIva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942cm" svg:height="0.822cm" svg:x="16.525cm" svg:y="12.515cm">
          <draw:text-box>
            <text:p><text:span text:style-name="T3">N:1</text:span></text:p>
          </draw:text-box>
        </draw:frame>
        <draw:frame draw:style-name="gr5" draw:text-style-name="P5" draw:layer="layout" svg:width="1.129cm" svg:height="0.822cm" svg:x="14.696cm" svg:y="13.769cm">
          <draw:text-box>
            <text:p><text:span text:style-name="T3">(1,1)</text:span></text:p>
          </draw:text-box>
        </draw:frame>
        <draw:frame draw:style-name="gr5" draw:text-style-name="P5" draw:layer="layout" svg:width="1.129cm" svg:height="0.822cm" svg:x="14.543cm" svg:y="11.268cm">
          <draw:text-box>
            <text:p><text:span text:style-name="T3">(1,N)</text:span></text:p>
          </draw:text-box>
        </draw:frame>
        <draw:frame draw:style-name="gr21" draw:text-style-name="P5" draw:layer="layout" svg:width="1.272cm" svg:height="0.722cm" svg:x="16.045cm" svg:y="13.846cm">
          <draw:text-box>
            <text:p><text:span text:style-name="T3">posee</text:span></text:p>
          </draw:text-box>
        </draw:frame>
        <draw:frame draw:style-name="gr14" draw:text-style-name="P5" draw:layer="layout" svg:width="1.759cm" svg:height="0.822cm" svg:x="16.045cm" svg:y="11.168cm">
          <draw:text-box>
            <text:p><text:span text:style-name="T3">pertene</text:span><text:span text:style-name="T3">ce</text:span></text:p>
          </draw:text-box>
        </draw:frame>
        <draw:custom-shape draw:style-name="gr22" draw:text-style-name="P11" draw:layer="layout" svg:width="0.601cm" svg:height="0.701cm" svg:x="13.946cm" svg:y="11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0.601cm" svg:height="0.701cm" svg:x="13.946cm" svg:y="12.9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15.345cm" svg:y1="12.768cm" svg:x2="14.645cm" svg:y2="12.368cm">
          <text:p/>
        </draw:line>
        <draw:line draw:style-name="gr16" draw:text-style-name="P4" draw:layer="layout" svg:x1="15.345cm" svg:y1="12.768cm" svg:x2="14.645cm" svg:y2="13.268cm">
          <text:p/>
        </draw:line>
        <draw:frame draw:style-name="gr23" draw:text-style-name="P5" draw:layer="layout" svg:width="1.459cm" svg:height="0.722cm" svg:x="12.645cm" svg:y="12.046cm">
          <draw:text-box>
            <text:p><text:span text:style-name="T3">recargo</text:span></text:p>
          </draw:text-box>
        </draw:frame>
        <draw:frame draw:style-name="gr21" draw:text-style-name="P5" draw:layer="layout" svg:width="1.272cm" svg:height="0.722cm" svg:x="13.145cm" svg:y="13.046cm">
          <draw:text-box>
            <text:p><text:span text:style-name="T3">iva</text:span></text:p>
          </draw:text-box>
        </draw:frame>
        <draw:custom-shape draw:style-name="gr22" draw:text-style-name="P11" draw:layer="layout" svg:width="0.601cm" svg:height="0.701cm" svg:x="21.247cm" svg:y="11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22.646cm" svg:y1="12.768cm" svg:x2="21.946cm" svg:y2="12.368cm">
          <text:p/>
        </draw:line>
        <draw:frame draw:style-name="gr23" draw:text-style-name="P5" draw:layer="layout" svg:width="1.459cm" svg:height="0.722cm" svg:x="20.3cm" svg:y="11.978cm">
          <draw:text-box>
            <text:p><text:span text:style-name="T3">lote</text:span></text:p>
          </draw:text-box>
        </draw:frame>
        <draw:custom-shape draw:style-name="gr1" draw:text-style-name="P16" xml:id="id2" draw:id="id2" draw:layer="layout" svg:width="2.601cm" svg:height="1.001cm" svg:x="14.645cm" svg:y="3.868cm">
          <text:p text:style-name="P1"><text:span text:style-name="T9">Vended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101cm" svg:x="15.345cm" svg:y="6.67cm">
          <text:p text:style-name="P1"><text:span text:style-name="T2">V-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5.948cm" svg:y1="9.569cm" svg:x2="15.948cm" svg:y2="7.969cm">
          <text:p/>
        </draw:line>
        <draw:line draw:style-name="gr3" draw:text-style-name="P4" draw:layer="layout" svg:x1="15.947cm" svg:y1="4.968cm" svg:x2="15.947cm" svg:y2="6.568cm">
          <text:p/>
        </draw:line>
        <draw:frame draw:style-name="gr5" draw:text-style-name="P5" draw:layer="layout" svg:width="1.129cm" svg:height="0.822cm" svg:x="14.497cm" svg:y="5.169cm">
          <draw:text-box>
            <text:p><text:span text:style-name="T3">(1,1)</text:span></text:p>
          </draw:text-box>
        </draw:frame>
        <draw:frame draw:style-name="gr5" draw:text-style-name="P5" draw:layer="layout" svg:width="1.129cm" svg:height="0.822cm" svg:x="14.544cm" svg:y="8.068cm">
          <draw:text-box>
            <text:p><text:span text:style-name="T3">(1,N)</text:span></text:p>
          </draw:text-box>
        </draw:frame>
        <draw:frame draw:style-name="gr4" draw:text-style-name="P5" draw:layer="layout" svg:width="0.942cm" svg:height="0.822cm" svg:x="16.626cm" svg:y="7.015cm">
          <draw:text-box>
            <text:p><text:span text:style-name="T3">N:1</text:span></text:p>
          </draw:text-box>
        </draw:frame>
        <draw:frame draw:style-name="gr24" draw:text-style-name="P5" draw:layer="layout" svg:width="1.336cm" svg:height="0.722cm" svg:x="16.146cm" svg:y="8.346cm">
          <draw:text-box>
            <text:p><text:span text:style-name="T3">realiza</text:span></text:p>
          </draw:text-box>
        </draw:frame>
        <draw:frame draw:style-name="gr25" draw:text-style-name="P5" draw:layer="layout" svg:width="2.669cm" svg:height="0.822cm" svg:x="16.146cm" svg:y="5.668cm">
          <draw:text-box>
            <text:p><text:span text:style-name="T3">es_reali</text:span><text:span text:style-name="T3">zada_p</text:span><text:span text:style-name="T3">or</text:span></text:p>
          </draw:text-box>
        </draw:frame>
        <draw:connector draw:style-name="gr26" draw:text-style-name="P4" draw:layer="layout" svg:x1="8.932cm" svg:y1="6.7cm" svg:x2="14.645cm" svg:y2="4.368cm" draw:start-shape="id1" draw:start-glue-point="4" draw:end-shape="id2" draw:end-glue-point="3" svg:d="M8932 6700v-2332h5713" svg:viewBox="0 0 5714 2333">
          <text:p text:style-name="P1"/>
        </draw:connector>
        <draw:custom-shape draw:style-name="gr13" draw:text-style-name="P10" draw:layer="layout" svg:width="1.3cm" svg:height="1.101cm" svg:x="18.899cm" svg:y="3.6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7.199cm" svg:y1="4.299cm" svg:x2="18.799cm" svg:y2="4.299cm">
          <text:p/>
        </draw:line>
        <draw:frame draw:style-name="gr27" draw:text-style-name="P5" draw:layer="layout" svg:width="0.896cm" svg:height="0.822cm" svg:x="19.099cm" svg:y="2.944cm">
          <draw:text-box>
            <text:p><text:span text:style-name="T3">1:1</text:span></text:p>
          </draw:text-box>
        </draw:frame>
        <draw:line draw:style-name="gr3" draw:text-style-name="P4" draw:layer="layout" svg:x1="21.799cm" svg:y1="4.299cm" svg:x2="20.199cm" svg:y2="4.3cm">
          <text:p/>
        </draw:line>
        <draw:frame draw:style-name="gr9" draw:text-style-name="P5" draw:layer="layout" svg:width="1.082cm" svg:height="0.822cm" svg:x="17.599cm" svg:y="3.6cm">
          <draw:text-box>
            <text:p><text:span text:style-name="T3">(0,1)</text:span></text:p>
          </draw:text-box>
        </draw:frame>
        <draw:frame draw:style-name="gr9" draw:text-style-name="P5" draw:layer="layout" svg:width="1.082cm" svg:height="0.822cm" svg:x="20.299cm" svg:y="3.6cm">
          <draw:text-box>
            <text:p><text:span text:style-name="T3">(1,1)</text:span></text:p>
          </draw:text-box>
        </draw:frame>
        <draw:frame draw:style-name="gr6" draw:text-style-name="P5" draw:layer="layout" svg:width="2.42cm" svg:height="0.822cm" svg:x="16.999cm" svg:y="4.746cm">
          <draw:text-box>
            <text:p><text:span text:style-name="T3">es_asig</text:span><text:span text:style-name="T3">nado_a</text:span></text:p>
          </draw:text-box>
        </draw:frame>
        <draw:frame draw:style-name="gr10" draw:text-style-name="P5" draw:layer="layout" svg:width="1.272cm" svg:height="0.822cm" svg:x="20.099cm" svg:y="4.746cm">
          <draw:text-box>
            <text:p><text:span text:style-name="T3">posee</text:span></text:p>
          </draw:text-box>
        </draw:frame>
        <draw:custom-shape draw:style-name="gr15" draw:text-style-name="P11" draw:layer="layout" svg:width="2.801cm" svg:height="1.2cm" svg:x="21.799cm" svg:y="3.6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1.001cm" svg:x="21.899cm" svg:y="3.795cm">
          <text:p text:style-name="P1"><text:span text:style-name="T10">DispositivoMovil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19.399cm" svg:y1="3.897cm" svg:x2="19.399cm" svg:y2="4.597cm">
          <text:p/>
        </draw:line>
        <draw:frame draw:style-name="gr28" draw:text-style-name="P14" draw:layer="layout" svg:width="1.112cm" svg:height="0.761cm" svg:x="19.201cm" svg:y="3.998cm">
          <draw:text-box>
            <text:p><text:span text:style-name="T6">V-DM</text:span></text:p>
          </draw:text-box>
        </draw:frame>
        <draw:frame draw:style-name="gr19" draw:text-style-name="P15" draw:layer="layout" svg:width="0.781cm" svg:height="0.706cm" svg:x="18.799cm" svg:y="3.998cm">
          <draw:text-box>
            <text:p><text:span text:style-name="T7">EX</text:span></text:p>
          </draw:text-box>
        </draw:frame>
        <draw:custom-shape draw:style-name="gr1" draw:text-style-name="P6" draw:layer="layout" svg:width="2.601cm" svg:height="1.001cm" svg:x="29.098cm" svg:y="15.299cm">
          <text:p text:style-name="P1"><text:span text:style-name="T4">Lot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3cm" svg:height="1.101cm" svg:x="26.198cm" svg:y="15.202cm">
          <text:p text:style-name="P1"><text:span text:style-name="T2">A-L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24.498cm" svg:y1="15.803cm" svg:x2="26.098cm" svg:y2="15.803cm">
          <text:p/>
        </draw:line>
        <draw:line draw:style-name="gr3" draw:text-style-name="P4" draw:layer="layout" svg:x1="29.098cm" svg:y1="15.803cm" svg:x2="27.498cm" svg:y2="15.804cm">
          <text:p/>
        </draw:line>
        <draw:frame draw:style-name="gr4" draw:text-style-name="P5" draw:layer="layout" svg:width="0.942cm" svg:height="0.822cm" svg:x="26.399cm" svg:y="14.447cm">
          <draw:text-box>
            <text:p><text:span text:style-name="T3">1:N</text:span></text:p>
          </draw:text-box>
        </draw:frame>
        <draw:frame draw:style-name="gr9" draw:text-style-name="P5" draw:layer="layout" svg:width="1.082cm" svg:height="0.822cm" svg:x="24.9cm" svg:y="15.103cm">
          <draw:text-box>
            <text:p><text:span text:style-name="T3">(1,1)</text:span></text:p>
          </draw:text-box>
        </draw:frame>
        <draw:frame draw:style-name="gr5" draw:text-style-name="P5" draw:layer="layout" svg:width="1.129cm" svg:height="0.822cm" svg:x="27.599cm" svg:y="15.103cm">
          <draw:text-box>
            <text:p><text:span text:style-name="T3">(1,N)</text:span></text:p>
          </draw:text-box>
        </draw:frame>
        <draw:frame draw:style-name="gr11" draw:text-style-name="P5" draw:layer="layout" svg:width="2.585cm" svg:height="0.822cm" svg:x="24.498cm" svg:y="16.248cm">
          <draw:text-box>
            <text:p><text:span text:style-name="T3">esta_co</text:span><text:span text:style-name="T3">mpuest</text:span><text:span text:style-name="T3">o</text:span></text:p>
          </draw:text-box>
        </draw:frame>
        <draw:frame draw:style-name="gr12" draw:text-style-name="P5" draw:layer="layout" svg:width="1.666cm" svg:height="0.822cm" svg:x="27.298cm" svg:y="16.248cm">
          <draw:text-box>
            <text:p><text:span text:style-name="T3">compon</text:span><text:span text:style-name="T3">e</text:span></text:p>
          </draw:text-box>
        </draw:frame>
        <draw:custom-shape draw:style-name="gr13" draw:text-style-name="P10" draw:layer="layout" svg:width="1.3cm" svg:height="1.101cm" svg:x="26.6cm" svg:y="19.99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25.1cm" svg:y1="20.6cm" svg:x2="26.6cm" svg:y2="20.6cm">
          <text:p/>
        </draw:line>
        <draw:frame draw:style-name="gr4" draw:text-style-name="P5" draw:layer="layout" svg:width="0.942cm" svg:height="0.822cm" svg:x="26.8cm" svg:y="19.4cm">
          <draw:text-box>
            <text:p><text:span text:style-name="T3">N:1</text:span></text:p>
          </draw:text-box>
        </draw:frame>
        <draw:line draw:style-name="gr3" draw:text-style-name="P4" draw:layer="layout" svg:x1="29.2cm" svg:y1="20.6cm" svg:x2="27.9cm" svg:y2="20.6cm">
          <text:p/>
        </draw:line>
        <draw:frame draw:style-name="gr29" draw:text-style-name="P5" draw:layer="layout" svg:width="1.129cm" svg:height="0.698cm" svg:x="25.171cm" svg:y="20.7cm">
          <draw:text-box>
            <text:p><text:span text:style-name="T3">(1,1)</text:span></text:p>
          </draw:text-box>
        </draw:frame>
        <draw:frame draw:style-name="gr5" draw:text-style-name="P5" draw:layer="layout" svg:width="1.129cm" svg:height="0.822cm" svg:x="27.9cm" svg:y="20.7cm">
          <draw:text-box>
            <text:p><text:span text:style-name="T3">(1,N)</text:span></text:p>
          </draw:text-box>
        </draw:frame>
        <draw:frame draw:style-name="gr10" draw:text-style-name="P5" draw:layer="layout" svg:width="1.272cm" svg:height="0.822cm" svg:x="25.128cm" svg:y="21.278cm">
          <draw:text-box>
            <text:p><text:span text:style-name="T3">posee</text:span></text:p>
          </draw:text-box>
        </draw:frame>
        <draw:custom-shape draw:style-name="gr1" draw:text-style-name="P17" xml:id="id8" draw:id="id8" draw:layer="layout" svg:width="2.601cm" svg:height="1.001cm" svg:x="22.4cm" svg:y="20.299cm">
          <text:p text:style-name="P1"><text:span text:style-name="T10">MateriaPri</text:span><text:span text:style-name="T10">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3cm" svg:height="1.101cm" svg:x="29.9cm" svg:y="17.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30.6cm" svg:y1="16.4cm" svg:x2="30.6cm" svg:y2="17.8cm">
          <text:p/>
        </draw:line>
        <draw:frame draw:style-name="gr30" draw:text-style-name="P5" draw:layer="layout" svg:width="0.942cm" svg:height="0.622cm" svg:x="31.058cm" svg:y="17.978cm">
          <draw:text-box>
            <text:p><text:span text:style-name="T3">1:N</text:span></text:p>
          </draw:text-box>
        </draw:frame>
        <draw:line draw:style-name="gr3" draw:text-style-name="P4" draw:layer="layout" svg:x1="30.6cm" svg:y1="20.1cm" svg:x2="30.6cm" svg:y2="18.901cm">
          <text:p/>
        </draw:line>
        <draw:frame draw:style-name="gr31" draw:text-style-name="P5" draw:layer="layout" svg:width="1.082cm" svg:height="0.798cm" svg:x="30.718cm" svg:y="16.4cm">
          <draw:text-box>
            <text:p><text:span text:style-name="T3">(1,1)</text:span></text:p>
          </draw:text-box>
        </draw:frame>
        <draw:frame draw:style-name="gr32" draw:text-style-name="P5" draw:layer="layout" svg:width="1.129cm" svg:height="0.622cm" svg:x="30.771cm" svg:y="18.878cm">
          <draw:text-box>
            <text:p><text:span text:style-name="T3">(1,N)</text:span></text:p>
          </draw:text-box>
        </draw:frame>
        <draw:frame draw:style-name="gr21" draw:text-style-name="P5" draw:layer="layout" svg:width="1.272cm" svg:height="0.722cm" svg:x="30.8cm" svg:y="19.378cm">
          <draw:text-box>
            <text:p><text:span text:style-name="T3">posee</text:span></text:p>
          </draw:text-box>
        </draw:frame>
        <draw:custom-shape draw:style-name="gr15" draw:text-style-name="P11" draw:layer="layout" svg:width="2.801cm" svg:height="1.2cm" svg:x="29.2cm" svg:y="2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1.001cm" svg:x="29.299cm" svg:y="20.3cm">
          <text:p text:style-name="P1"><text:span text:style-name="T10">L</text:span><text:span text:style-name="T10">ot</text:span><text:span text:style-name="T10">e</text:span><text:span text:style-name="T10">D</text:span><text:span text:style-name="T10">et</text:span><text:span text:style-name="T10">al</text:span><text:span text:style-name="T10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5" draw:layer="layout" svg:width="1.759cm" svg:height="0.822cm" svg:x="30.7cm" svg:y="17cm">
          <draw:text-box>
            <text:p><text:span text:style-name="T3">pertene</text:span><text:span text:style-name="T3">ce</text:span></text:p>
          </draw:text-box>
        </draw:frame>
        <draw:line draw:style-name="gr16" draw:text-style-name="P4" draw:layer="layout" svg:x1="30.3cm" svg:y1="18.1cm" svg:x2="30.3cm" svg:y2="18.6cm">
          <text:p/>
        </draw:line>
        <draw:frame draw:style-name="gr33" draw:text-style-name="P14" draw:layer="layout" svg:width="1.031cm" svg:height="0.602cm" svg:x="30.169cm" svg:y="18.098cm">
          <draw:text-box>
            <text:p><text:span text:style-name="T6">L-LD</text:span></text:p>
          </draw:text-box>
        </draw:frame>
        <draw:frame draw:style-name="gr18" draw:text-style-name="P15" draw:layer="layout" svg:width="0.714cm" svg:height="0.706cm" svg:x="29.8cm" svg:y="18.094cm">
          <draw:text-box>
            <text:p><text:span text:style-name="T7">ID</text:span></text:p>
          </draw:text-box>
        </draw:frame>
        <draw:line draw:style-name="gr16" draw:text-style-name="P4" draw:layer="layout" svg:x1="27.1cm" svg:y1="20.9cm" svg:x2="27.1cm" svg:y2="20.2cm">
          <text:p/>
        </draw:line>
        <draw:frame draw:style-name="gr19" draw:text-style-name="P15" draw:layer="layout" svg:width="0.781cm" svg:height="0.706cm" svg:x="26.519cm" svg:y="20.294cm">
          <draw:text-box>
            <text:p><text:span text:style-name="T7">EX</text:span></text:p>
          </draw:text-box>
        </draw:frame>
        <draw:frame draw:style-name="gr20" draw:text-style-name="P15" draw:layer="layout" svg:width="1.264cm" svg:height="0.761cm" svg:x="26.9cm" svg:y="20.3cm">
          <draw:text-box>
            <text:p text:style-name="P18"><text:span text:style-name="T7">LD-MP</text:span></text:p>
          </draw:text-box>
        </draw:frame>
        <draw:frame draw:style-name="gr34" draw:text-style-name="P5" draw:layer="layout" svg:width="1.8cm" svg:height="0.822cm" svg:x="27.4cm" svg:y="21cm">
          <draw:text-box>
            <text:p><text:span text:style-name="T3">pertene</text:span><text:span text:style-name="T3">ce</text:span></text:p>
          </draw:text-box>
        </draw:frame>
        <draw:custom-shape draw:style-name="gr2" draw:text-style-name="P3" draw:layer="layout" svg:width="1.3cm" svg:height="1.101cm" svg:x="22.679cm" svg:y="17.796cm">
          <text:p text:style-name="P1"><text:span text:style-name="T2">A-</text:span><text:span text:style-name="T2">M</text:span><text:span text:style-name="T2">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23.3cm" svg:y1="20.2cm" svg:x2="23.3cm" svg:y2="18.898cm">
          <text:p/>
        </draw:line>
        <draw:frame draw:style-name="gr35" draw:text-style-name="P5" draw:layer="layout" svg:width="0.989cm" svg:height="0.822cm" svg:x="23.879cm" svg:y="18.144cm">
          <draw:text-box>
            <text:p><text:span text:style-name="T3">N:N</text:span></text:p>
          </draw:text-box>
        </draw:frame>
        <draw:line draw:style-name="gr3" draw:text-style-name="P4" draw:layer="layout" svg:x1="23.278cm" svg:y1="16.196cm" svg:x2="23.278cm" svg:y2="17.796cm">
          <text:p/>
        </draw:line>
        <draw:frame draw:style-name="gr5" draw:text-style-name="P5" draw:layer="layout" svg:width="1.129cm" svg:height="0.822cm" svg:x="22.05cm" svg:y="19.398cm">
          <draw:text-box>
            <text:p><text:span text:style-name="T3">(1,N)</text:span></text:p>
          </draw:text-box>
        </draw:frame>
        <draw:frame draw:style-name="gr5" draw:text-style-name="P5" draw:layer="layout" svg:width="1.129cm" svg:height="0.822cm" svg:x="21.897cm" svg:y="16.898cm">
          <draw:text-box>
            <text:p><text:span text:style-name="T3">(1,N)</text:span></text:p>
          </draw:text-box>
        </draw:frame>
        <draw:frame draw:style-name="gr36" draw:text-style-name="P5" draw:layer="layout" svg:width="2.911cm" svg:height="0.822cm" svg:x="23.607cm" svg:y="16.898cm">
          <draw:text-box>
            <text:p><text:span text:style-name="T3">es_com</text:span><text:span text:style-name="T3">puesto_</text:span><text:span text:style-name="T3">por</text:span></text:p>
          </draw:text-box>
        </draw:frame>
        <draw:frame draw:style-name="gr6" draw:text-style-name="P5" draw:layer="layout" svg:width="2.42cm" svg:height="0.822cm" svg:x="23.48cm" svg:y="19.1cm">
          <draw:text-box>
            <text:p><text:span text:style-name="T3">compon</text:span><text:span text:style-name="T3">e</text:span></text:p>
          </draw:text-box>
        </draw:frame>
        <draw:custom-shape draw:style-name="gr1" draw:text-style-name="P6" draw:layer="layout" svg:width="2.601cm" svg:height="1.001cm" svg:x="14.697cm" svg:y="16.901cm">
          <text:p text:style-name="P1"><text:span text:style-name="T4">Tari</text:span><text:span text:style-name="T4">f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1.3cm" svg:height="1.101cm" svg:x="18.997cm" svg:y="16.799cm">
          <text:p text:style-name="P1"><text:span text:style-name="T2">T-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7.297cm" svg:y1="17.4cm" svg:x2="18.897cm" svg:y2="17.4cm">
          <text:p/>
        </draw:line>
        <draw:frame draw:style-name="gr35" draw:text-style-name="P5" draw:layer="layout" svg:width="0.989cm" svg:height="0.822cm" svg:x="19.197cm" svg:y="16.047cm">
          <draw:text-box>
            <text:p><text:span text:style-name="T3">N:N</text:span></text:p>
          </draw:text-box>
        </draw:frame>
        <draw:frame draw:style-name="gr5" draw:text-style-name="P5" draw:layer="layout" svg:width="1.129cm" svg:height="0.822cm" svg:x="17.697cm" svg:y="16.702cm">
          <draw:text-box>
            <text:p><text:span text:style-name="T3">(1,N)</text:span></text:p>
          </draw:text-box>
        </draw:frame>
        <draw:frame draw:style-name="gr5" draw:text-style-name="P5" draw:layer="layout" svg:width="1.129cm" svg:height="0.822cm" svg:x="20.3cm" svg:y="16cm">
          <draw:text-box>
            <text:p><text:span text:style-name="T3">(1,N)</text:span></text:p>
          </draw:text-box>
        </draw:frame>
        <draw:frame draw:style-name="gr6" draw:text-style-name="P5" draw:layer="layout" svg:width="2.42cm" svg:height="0.822cm" svg:x="17.099cm" svg:y="17.848cm">
          <draw:text-box>
            <text:p><text:span text:style-name="T3">es_asig</text:span><text:span text:style-name="T3">nada_a</text:span></text:p>
          </draw:text-box>
        </draw:frame>
        <draw:frame draw:style-name="gr10" draw:text-style-name="P5" draw:layer="layout" svg:width="1.272cm" svg:height="0.822cm" svg:x="20.3cm" svg:y="17.2cm">
          <draw:text-box>
            <text:p><text:span text:style-name="T3">posee</text:span></text:p>
          </draw:text-box>
        </draw:frame>
        <draw:custom-shape draw:style-name="gr22" draw:text-style-name="P11" draw:layer="layout" svg:width="0.601cm" svg:height="0.701cm" svg:x="19.399cm" svg:y="18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4" draw:layer="layout" svg:x1="19.697cm" svg:y1="17.898cm" svg:x2="19.697cm" svg:y2="18.598cm">
          <text:p/>
        </draw:line>
        <draw:custom-shape draw:style-name="gr2" draw:text-style-name="P3" xml:id="id3" draw:id="id3" draw:layer="layout" svg:width="1.3cm" svg:height="1.101cm" svg:x="25.6cm" svg:y="12.499cm">
          <text:p text:style-name="P1"><text:span text:style-name="T2">F</text:span><text:span text:style-name="T2">A</text:span><text:span text:style-name="T2">-</text:span><text:span text:style-name="T2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0.942cm" svg:height="0.822cm" svg:x="25.7cm" svg:y="11.778cm">
          <draw:text-box>
            <text:p><text:span text:style-name="T3">1:N</text:span></text:p>
          </draw:text-box>
        </draw:frame>
        <draw:frame draw:style-name="gr5" draw:text-style-name="P5" draw:layer="layout" svg:width="1.129cm" svg:height="0.822cm" svg:x="27.2cm" svg:y="13.278cm">
          <draw:text-box>
            <text:p><text:span text:style-name="T3">(1,1)</text:span></text:p>
          </draw:text-box>
        </draw:frame>
        <draw:frame draw:style-name="gr6" draw:text-style-name="P5" draw:layer="layout" svg:width="2.42cm" svg:height="0.822cm" svg:x="28cm" svg:y="12.678cm">
          <draw:text-box>
            <text:p><text:span text:style-name="T3">pertene</text:span><text:span text:style-name="T3">ce</text:span></text:p>
          </draw:text-box>
        </draw:frame>
        <draw:frame draw:style-name="gr5" draw:text-style-name="P5" draw:layer="layout" svg:width="1.129cm" svg:height="0.822cm" svg:x="24.871cm" svg:y="13.478cm">
          <draw:text-box>
            <text:p><text:span text:style-name="T3">(1,N)</text:span></text:p>
          </draw:text-box>
        </draw:frame>
        <draw:frame draw:style-name="gr10" draw:text-style-name="P5" draw:layer="layout" svg:width="1.272cm" svg:height="0.822cm" svg:x="24.8cm" svg:y="14.078cm">
          <draw:text-box>
            <text:p><text:span text:style-name="T3">posee</text:span></text:p>
          </draw:text-box>
        </draw:frame>
        <draw:custom-shape draw:style-name="gr1" draw:text-style-name="P17" xml:id="id4" draw:id="id4" draw:layer="layout" svg:width="2.601cm" svg:height="1.001cm" svg:x="28.999cm" svg:y="11.4cm">
          <text:p text:style-name="P1"><text:span text:style-name="T10">F</text:span><text:span text:style-name="T10">a</text:span><text:span text:style-name="T10">m</text:span><text:span text:style-name="T10">i</text:span><text:span text:style-name="T10">l</text:span><text:span text:style-name="T10">i</text:span><text:span text:style-name="T10">a</text:span><text:span text:style-name="T10">A</text:span><text:span text:style-name="T10">r</text:span><text:span text:style-name="T10">t</text:span><text:span text:style-name="T10">i</text:span><text:span text:style-name="T10">c</text:span><text:span text:style-name="T10">u</text:span><text:span text:style-name="T10">l</text:span><text:span text:style-name="T10">o</text:span></text:p>
          <draw:enhanced-geometry svg:viewBox="0 0 21600 21600" draw:type="rectangle" draw:enhanced-path="M 0 0 L 21600 0 21600 21600 0 21600 0 0 Z N"/>
        </draw:custom-shape>
        <draw:connector draw:style-name="gr37" draw:text-style-name="P4" draw:layer="layout" svg:x1="26.9cm" svg:y1="13.05cm" svg:x2="28.999cm" svg:y2="11.9cm" draw:start-shape="id3" draw:start-glue-point="7" draw:end-shape="id4" svg:d="M26900 13050h1050v-1150h1049" svg:viewBox="0 0 2100 1151">
          <text:p/>
        </draw:connector>
        <draw:connector draw:style-name="gr38" draw:text-style-name="P4" draw:layer="layout" draw:type="lines" svg:x1="25.6cm" svg:y1="13.05cm" svg:x2="24.17cm" svg:y2="15.095cm" draw:start-shape="id3" draw:start-glue-point="5" svg:d="M25600 13050h-501l-929 2045" svg:viewBox="0 0 1431 2046">
          <text:p/>
        </draw:connector>
        <draw:connector draw:style-name="gr38" draw:text-style-name="P4" draw:layer="layout" draw:type="lines" svg:x1="20.297cm" svg:y1="17.35cm" svg:x2="21.946cm" svg:y2="15.668cm" draw:start-shape="id5" draw:start-glue-point="7" draw:end-shape="id6" svg:d="M20297 17350h502l645-1682h502" svg:viewBox="0 0 1650 1683">
          <text:p/>
        </draw:connector>
        <draw:frame draw:style-name="gr10" draw:text-style-name="P5" draw:layer="layout" svg:width="1.272cm" svg:height="0.822cm" svg:x="19.1cm" svg:y="19.2cm">
          <draw:text-box>
            <text:p><text:span text:style-name="T3">precio</text:span></text:p>
          </draw:text-box>
        </draw:frame>
        <draw:custom-shape draw:style-name="gr15" draw:text-style-name="P11" draw:layer="layout" svg:width="2.801cm" svg:height="1.2cm" svg:x="7.798cm" svg:y="20.2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9" draw:layer="layout" svg:width="2.601cm" svg:height="1.001cm" svg:x="7.899cm" svg:y="20.395cm">
          <text:p text:style-name="P1"><text:span text:style-name="T11">Comerc</text:span><text:span text:style-name="T11">ial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.3cm" svg:height="1.101cm" svg:x="19.38cm" svg:y="20.198cm">
          <text:p text:style-name="P1"><text:span text:style-name="T8">P-</text:span><text:span text:style-name="T8">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5" draw:layer="layout" svg:width="1.129cm" svg:height="0.822cm" svg:x="20.7cm" svg:y="20cm">
          <draw:text-box>
            <text:p><text:span text:style-name="T3">(1,N)</text:span></text:p>
          </draw:text-box>
        </draw:frame>
        <draw:frame draw:style-name="gr35" draw:text-style-name="P5" draw:layer="layout" svg:width="0.989cm" svg:height="0.822cm" svg:x="19.6cm" svg:y="19.7cm">
          <draw:text-box>
            <text:p><text:span text:style-name="T3">N:N</text:span></text:p>
          </draw:text-box>
        </draw:frame>
        <draw:frame draw:style-name="gr6" draw:text-style-name="P5" draw:layer="layout" svg:width="2.42cm" svg:height="0.822cm" svg:x="20.5cm" svg:y="20.978cm">
          <draw:text-box>
            <text:p><text:span text:style-name="T3">provee</text:span></text:p>
          </draw:text-box>
        </draw:frame>
        <draw:custom-shape draw:style-name="gr1" draw:text-style-name="P16" draw:layer="layout" svg:width="2.601cm" svg:height="1.001cm" svg:x="15.299cm" svg:y="20.3cm">
          <text:p text:style-name="P1"><text:span text:style-name="T9">Pr</text:span><text:span text:style-name="T9">ov</text:span><text:span text:style-name="T9">ee</text:span><text:span text:style-name="T9">do</text:span><text:span text:style-name="T9">r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cm" svg:height="1.101cm" svg:x="12.299cm" svg:y="20.3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0.599cm" svg:y1="20.903cm" svg:x2="12.199cm" svg:y2="20.903cm">
          <text:p/>
        </draw:line>
        <draw:line draw:style-name="gr3" draw:text-style-name="P4" draw:layer="layout" svg:x1="15.3cm" svg:y1="20.899cm" svg:x2="13.7cm" svg:y2="20.9cm">
          <text:p/>
        </draw:line>
        <draw:frame draw:style-name="gr4" draw:text-style-name="P5" draw:layer="layout" svg:width="0.942cm" svg:height="0.822cm" svg:x="12.5cm" svg:y="19.549cm">
          <draw:text-box>
            <text:p><text:span text:style-name="T3">1:N</text:span></text:p>
          </draw:text-box>
        </draw:frame>
        <draw:frame draw:style-name="gr5" draw:text-style-name="P5" draw:layer="layout" svg:width="1.129cm" svg:height="0.822cm" svg:x="11.001cm" svg:y="20.204cm">
          <draw:text-box>
            <text:p><text:span text:style-name="T3">(0,N)</text:span></text:p>
          </draw:text-box>
        </draw:frame>
        <draw:frame draw:style-name="gr5" draw:text-style-name="P5" draw:layer="layout" svg:width="1.129cm" svg:height="0.822cm" svg:x="13.971cm" svg:y="20.078cm">
          <draw:text-box>
            <text:p><text:span text:style-name="T3">(1,1)</text:span></text:p>
          </draw:text-box>
        </draw:frame>
        <draw:frame draw:style-name="gr11" draw:text-style-name="P5" draw:layer="layout" svg:width="2.585cm" svg:height="0.822cm" svg:x="10.599cm" svg:y="21.348cm">
          <draw:text-box>
            <text:p><text:span text:style-name="T3">posee</text:span></text:p>
          </draw:text-box>
        </draw:frame>
        <draw:frame draw:style-name="gr39" draw:text-style-name="P5" draw:layer="layout" svg:width="2.085cm" svg:height="0.822cm" svg:x="13.3cm" svg:y="21.078cm">
          <draw:text-box>
            <text:p><text:span text:style-name="T3">trabaja_</text:span><text:span text:style-name="T3">para</text:span></text:p>
          </draw:text-box>
        </draw:frame>
        <draw:line draw:style-name="gr3" draw:text-style-name="P4" draw:layer="layout" svg:x1="17.9cm" svg:y1="20.8cm" svg:x2="19.4cm" svg:y2="20.8cm">
          <text:p/>
        </draw:line>
        <draw:frame draw:style-name="gr5" draw:text-style-name="P5" draw:layer="layout" svg:width="1.129cm" svg:height="0.822cm" svg:x="18.071cm" svg:y="20.078cm">
          <draw:text-box>
            <text:p><text:span text:style-name="T3">(1,N)</text:span></text:p>
          </draw:text-box>
        </draw:frame>
        <draw:frame draw:style-name="gr40" draw:text-style-name="P5" draw:layer="layout" svg:width="2.043cm" svg:height="0.822cm" svg:x="17.857cm" svg:y="21.178cm">
          <draw:text-box>
            <text:p><text:span text:style-name="T3">es_prov</text:span><text:span text:style-name="T3">eida</text:span></text:p>
          </draw:text-box>
        </draw:frame>
        <draw:frame draw:style-name="gr9" draw:text-style-name="P5" draw:layer="layout" svg:width="1.082cm" svg:height="0.822cm" svg:x="16.718cm" svg:y="21.878cm">
          <draw:text-box>
            <text:p><text:span text:style-name="T3">(1,1)</text:span></text:p>
          </draw:text-box>
        </draw:frame>
        <draw:frame draw:style-name="gr6" draw:text-style-name="P5" draw:layer="layout" svg:width="2.42cm" svg:height="0.822cm" svg:x="14.28cm" svg:y="21.778cm">
          <draw:text-box>
            <text:p><text:span text:style-name="T3">es_reali</text:span><text:span text:style-name="T3">zada_a</text:span></text:p>
          </draw:text-box>
        </draw:frame>
        <draw:line draw:style-name="gr16" draw:text-style-name="P4" draw:layer="layout" svg:x1="13.099cm" svg:y1="20.6cm" svg:x2="13.099cm" svg:y2="21.1cm">
          <text:p/>
        </draw:line>
        <draw:frame draw:style-name="gr41" draw:text-style-name="P14" draw:layer="layout" svg:width="0.925cm" svg:height="0.761cm" svg:x="12.299cm" svg:y="20.6cm">
          <draw:text-box>
            <text:p><text:span text:style-name="T6">P-C</text:span></text:p>
          </draw:text-box>
        </draw:frame>
        <draw:frame draw:style-name="gr18" draw:text-style-name="P15" draw:layer="layout" svg:width="0.714cm" svg:height="0.706cm" svg:x="12.999cm" svg:y="20.6cm">
          <draw:text-box>
            <text:p><text:span text:style-name="T7">ID</text:span></text:p>
          </draw:text-box>
        </draw:frame>
        <draw:line draw:style-name="gr3" draw:text-style-name="P4" draw:layer="layout" svg:x1="22.4cm" svg:y1="20.8cm" svg:x2="20.7cm" svg:y2="20.8cm">
          <text:p/>
        </draw:line>
        <draw:custom-shape draw:style-name="gr2" draw:text-style-name="P3" draw:layer="layout" svg:width="1.3cm" svg:height="1.101cm" svg:x="15.998cm" svg:y="22.697cm">
          <text:p text:style-name="P1"><text:span text:style-name="T2">P-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5" draw:layer="layout" svg:width="0.942cm" svg:height="0.822cm" svg:x="17.456cm" svg:y="22.898cm">
          <draw:text-box>
            <text:p><text:span text:style-name="T3">1:N</text:span></text:p>
          </draw:text-box>
        </draw:frame>
        <draw:line draw:style-name="gr3" draw:text-style-name="P4" draw:layer="layout" svg:x1="16.597cm" svg:y1="25.397cm" svg:x2="16.597cm" svg:y2="23.797cm">
          <text:p/>
        </draw:line>
        <draw:frame draw:style-name="gr5" draw:text-style-name="P5" draw:layer="layout" svg:width="1.129cm" svg:height="0.822cm" svg:x="16.769cm" svg:y="24.097cm">
          <draw:text-box>
            <text:p><text:span text:style-name="T3">(1,</text:span><text:span text:style-name="T3">N)</text:span></text:p>
          </draw:text-box>
        </draw:frame>
        <draw:frame draw:style-name="gr42" draw:text-style-name="P5" draw:layer="layout" svg:width="1.95cm" svg:height="0.822cm" svg:x="14.5cm" svg:y="24.2cm">
          <draw:text-box>
            <text:p><text:span text:style-name="T3">s</text:span><text:span text:style-name="T3">e</text:span><text:span text:style-name="T3">_</text:span><text:span text:style-name="T3">r</text:span><text:span text:style-name="T3">e</text:span><text:span text:style-name="T3">al</text:span><text:span text:style-name="T3">iz</text:span><text:span text:style-name="T3">a</text:span><text:span text:style-name="T3">n</text:span></text:p>
          </draw:text-box>
        </draw:frame>
        <draw:custom-shape draw:style-name="gr1" draw:text-style-name="P19" draw:layer="layout" svg:width="2.601cm" svg:height="1.001cm" svg:x="15.28cm" svg:y="25.5cm">
          <text:p text:style-name="P1"><text:span text:style-name="T11">C</text:span><text:span text:style-name="T11">o</text:span><text:span text:style-name="T11">m</text:span><text:span text:style-name="T11">p</text:span><text:span text:style-name="T11">r</text:span><text:span text:style-name="T11">a</text:span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43" draw:text-style-name="P1" draw:layer="layout" svg:x1="16.64cm" svg:y1="21.317cm" svg:x2="16.642cm" svg:y2="22.661cm" svg:d="M16640 21317v672h2v672" svg:viewBox="0 0 3 1345">
          <text:p/>
        </draw:connector>
        <draw:custom-shape draw:style-name="gr2" draw:text-style-name="P3" xml:id="id7" draw:id="id7" draw:layer="layout" svg:width="1.3cm" svg:height="1.101cm" svg:x="20.8cm" svg:y="25.401cm">
          <text:p text:style-name="P1"><text:span text:style-name="T2">M</text:span><text:span text:style-name="T2">P</text:span><text:span text:style-name="T2">-</text:span><text:span text:style-name="T2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17.9cm" svg:y1="26.001cm" svg:x2="20.8cm" svg:y2="26cm">
          <text:p/>
        </draw:line>
        <draw:frame draw:style-name="gr4" draw:text-style-name="P5" draw:layer="layout" svg:width="0.942cm" svg:height="0.822cm" svg:x="21cm" svg:y="24.848cm">
          <draw:text-box>
            <text:p><text:span text:style-name="T3">1:N</text:span></text:p>
          </draw:text-box>
        </draw:frame>
        <draw:frame draw:style-name="gr9" draw:text-style-name="P5" draw:layer="layout" svg:width="1.082cm" svg:height="0.822cm" svg:x="18.818cm" svg:y="24.9cm">
          <draw:text-box>
            <text:p><text:span text:style-name="T3">(1,1)</text:span></text:p>
          </draw:text-box>
        </draw:frame>
        <draw:frame draw:style-name="gr5" draw:text-style-name="P5" draw:layer="layout" svg:width="1.129cm" svg:height="0.822cm" svg:x="23.771cm" svg:y="21.978cm">
          <draw:text-box>
            <text:p><text:span text:style-name="T3">(1,N)</text:span></text:p>
          </draw:text-box>
        </draw:frame>
        <draw:frame draw:style-name="gr14" draw:text-style-name="P5" draw:layer="layout" svg:width="1.759cm" svg:height="0.822cm" svg:x="18.8cm" svg:y="26.2cm">
          <draw:text-box>
            <text:p><text:span text:style-name="T3">pertene</text:span><text:span text:style-name="T3">ce</text:span></text:p>
          </draw:text-box>
        </draw:frame>
        <draw:frame draw:style-name="gr11" draw:text-style-name="P5" draw:layer="layout" svg:width="2.585cm" svg:height="0.822cm" svg:x="23.815cm" svg:y="22.5cm">
          <draw:text-box>
            <text:p><text:span text:style-name="T3">esta_co</text:span><text:span text:style-name="T3">mpuest</text:span><text:span text:style-name="T3">a</text:span></text:p>
          </draw:text-box>
        </draw:frame>
        <draw:connector draw:style-name="gr44" draw:text-style-name="P4" draw:layer="layout" svg:x1="22.1cm" svg:y1="25.952cm" svg:x2="23.7cm" svg:y2="21.3cm" draw:start-shape="id7" draw:start-glue-point="7" draw:end-shape="id8" svg:d="M22100 25952h1600v-4652" svg:viewBox="0 0 1601 4653">
          <text:p/>
        </draw:connector>
        <draw:custom-shape draw:style-name="gr15" draw:text-style-name="P11" draw:layer="layout" svg:width="2.801cm" svg:height="1.2cm" svg:x="7.299cm" svg:y="25.39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2.601cm" svg:height="1.001cm" svg:x="7.4cm" svg:y="25.497cm">
          <text:p text:style-name="P1"><text:span text:style-name="T12">St</text:span><text:span text:style-name="T12">oc</text:span><text:span text:style-name="T12">k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3cm" svg:height="1.101cm" svg:x="11.698cm" svg:y="25.4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4" draw:layer="layout" svg:x1="12.498cm" svg:y1="25.699cm" svg:x2="12.498cm" svg:y2="26.199cm">
          <text:p/>
        </draw:line>
        <draw:frame draw:style-name="gr41" draw:text-style-name="P14" draw:layer="layout" svg:width="0.925cm" svg:height="0.761cm" svg:x="11.698cm" svg:y="25.7cm">
          <draw:text-box>
            <text:p><text:span text:style-name="T6">C-S</text:span></text:p>
          </draw:text-box>
        </draw:frame>
        <draw:frame draw:style-name="gr19" draw:text-style-name="P15" draw:layer="layout" svg:width="0.781cm" svg:height="0.706cm" svg:x="12.298cm" svg:y="25.7cm">
          <draw:text-box>
            <text:p><text:span text:style-name="T7">EX</text:span></text:p>
          </draw:text-box>
        </draw:frame>
        <draw:line draw:style-name="gr3" draw:text-style-name="P4" draw:layer="layout" svg:x1="15.3cm" svg:y1="26cm" svg:x2="13cm" svg:y2="26cm">
          <text:p/>
        </draw:line>
        <draw:line draw:style-name="gr3" draw:text-style-name="P4" draw:layer="layout" svg:x1="10.101cm" svg:y1="26.002cm" svg:x2="11.701cm" svg:y2="26.002cm">
          <text:p/>
        </draw:line>
        <draw:frame draw:style-name="gr9" draw:text-style-name="P5" draw:layer="layout" svg:width="1.082cm" svg:height="0.822cm" svg:x="10.5cm" svg:y="25.402cm">
          <draw:text-box>
            <text:p><text:span text:style-name="T3">(1,1)</text:span></text:p>
          </draw:text-box>
        </draw:frame>
        <draw:frame draw:style-name="gr5" draw:text-style-name="P5" draw:layer="layout" svg:width="1.129cm" svg:height="0.822cm" svg:x="13.671cm" svg:y="25.2cm">
          <draw:text-box>
            <text:p><text:span text:style-name="T3">(</text:span><text:span text:style-name="T3">1</text:span><text:span text:style-name="T3">,</text:span><text:span text:style-name="T3">N</text:span><text:span text:style-name="T3">)</text:span></text:p>
          </draw:text-box>
        </draw:frame>
        <draw:frame draw:style-name="gr4" draw:text-style-name="P5" draw:layer="layout" svg:width="0.942cm" svg:height="0.822cm" svg:x="11.9cm" svg:y="24.878cm">
          <draw:text-box>
            <text:p><text:span text:style-name="T3">N:1</text:span></text:p>
          </draw:text-box>
        </draw:frame>
        <draw:frame draw:style-name="gr45" draw:text-style-name="P5" draw:layer="layout" svg:width="2.073cm" svg:height="0.822cm" svg:x="10.3cm" svg:y="26.548cm">
          <draw:text-box>
            <text:p><text:span text:style-name="T3">pertenece_a</text:span></text:p>
          </draw:text-box>
        </draw:frame>
        <draw:frame draw:style-name="gr11" draw:text-style-name="P5" draw:layer="layout" svg:width="2.585cm" svg:height="0.822cm" svg:x="12.8cm" svg:y="26.578cm">
          <draw:text-box>
            <text:p><text:span text:style-name="T3">esta_compues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9:26:39.935928103</meta:creation-date>
    <dc:date>2018-02-20T18:15:44.389144929</dc:date>
    <meta:editing-duration>PT1H32M48S</meta:editing-duration>
    <meta:editing-cycles>18</meta:editing-cycles>
    <meta:generator>LibreOffice/5.4.2.2$Linux_X86_64 LibreOffice_project/40m0$Build-2</meta:generator>
    <meta:document-statistic meta:object-count="215"/>
  </office:meta>
</office:document-meta>
</file>